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5.2102in"/>
    </style:style>
    <style:style style:name="co3" style:family="table-column">
      <style:table-column-properties fo:break-before="auto" style:column-width="5.6819in"/>
    </style:style>
    <style:style style:name="co4" style:family="table-column">
      <style:table-column-properties fo:break-before="auto" style:column-width="5.69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7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ing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z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Yudong Sun</text:p>
          </table:table-cell>
          <table:table-cell office:value-type="string" calcext:value-type="string">
            <text:p>孙毓栋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rtise</text:p>
          </table:table-cell>
          <table:table-cell office:value-type="string" calcext:value-type="string">
            <text:p>Physicist, Developer</text:p>
          </table:table-cell>
          <table:table-cell office:value-type="string" calcext:value-type="string">
            <text:p>Physiker, Softwarentwickler</text:p>
          </table:table-cell>
          <table:table-cell office:value-type="string" calcext:value-type="string">
            <text:p>物理学家、编码员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mall_expertise</text:p>
          </table:table-cell>
          <table:table-cell office:value-type="string" calcext:value-type="string">
            <text:p>Language Enthusiast, Hobby Photographer</text:p>
          </table:table-cell>
          <table:table-cell office:value-type="string" calcext:value-type="string">
            <text:p>Sprachenthusiast, Hobbyfotograf</text:p>
          </table:table-cell>
          <table:table-cell office:value-type="string" calcext:value-type="string">
            <text:p>语言、摄影爱好者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untries</text:p>
          </table:table-cell>
          <table:table-cell office:value-type="string" calcext:value-type="string">
            <text:p>Singapore / Germany</text:p>
          </table:table-cell>
          <table:table-cell office:value-type="string" calcext:value-type="string">
            <text:p>Singapur / Deutschland</text:p>
          </table:table-cell>
          <table:table-cell office:value-type="string" calcext:value-type="string">
            <text:p>新加坡 / 德国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nkedin</text:p>
          </table:table-cell>
          <table:table-cell office:value-type="string" calcext:value-type="string">
            <text:p>My LinkedIn Page</text:p>
          </table:table-cell>
          <table:table-cell office:value-type="string" calcext:value-type="string">
            <text:p>Meine LinkedIn Seite</text:p>
          </table:table-cell>
          <table:table-cell office:value-type="string" calcext:value-type="string">
            <text:p>我的领英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bout_me</text:p>
          </table:table-cell>
          <table:table-cell office:value-type="string" calcext:value-type="string">
            <text:p>About Me</text:p>
          </table:table-cell>
          <table:table-cell office:value-type="string" calcext:value-type="string">
            <text:p>Über Mich</text:p>
          </table:table-cell>
          <table:table-cell office:value-type="string" calcext:value-type="string">
            <text:p>关于我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My GitHub Page</text:p>
          </table:table-cell>
          <table:table-cell office:value-type="string" calcext:value-type="string">
            <text:p>Meine GitHub Seite</text:p>
          </table:table-cell>
          <table:table-cell office:value-type="string" calcext:value-type="string">
            <text:p>我的GitHub页面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elcome_header</text:p>
          </table:table-cell>
          <table:table-cell office:value-type="string" calcext:value-type="string">
            <text:p>Welcome!</text:p>
          </table:table-cell>
          <table:table-cell office:value-type="string" calcext:value-type="string">
            <text:p>Willkommen!</text:p>
          </table:table-cell>
          <table:table-cell office:value-type="string" calcext:value-type="string">
            <text:p>欢迎!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welcome</text:p>
          </table:table-cell>
          <table:table-cell office:value-type="string" calcext:value-type="string">
            <text:p>Hey there! Thanks for dropping by! I am a physicist, a programmer and generally a hands-on kinda guy. I prefer making things than just talking about them on paper. &lt;br&gt;If you have a job for me, or simply want to talk, you may &lt;a href="#contact"&gt;contact me below&lt;/a&gt;!</text:p>
          </table:table-cell>
          <table:table-cell office:value-type="string" calcext:value-type="string">
            <text:p>Hey, danke dass du vorbei schaust! Ich bin Physiker, Programmierer und ein praktischer Typ. &lt;br&gt;Wenn du einen Job für mich hast, oder einfach mit mir reden willst, kannst du mich gerne &lt;a href="#contact"&gt;kontaktieren&lt;/a&gt;!</text:p>
          </table:table-cell>
          <table:table-cell office:value-type="string" calcext:value-type="string">
            <text:p>你好！物理、开发程序是我的爱好。想要联系我的话，可以通过&lt;a href="#contact"&gt;以下描述的途径&lt;/a&gt;！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我做过的项目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nanosquared</text:p>
          </table:table-cell>
          <table:table-cell office:value-type="string" calcext:value-type="string">
            <text:p>Automated M&amp;sup2; Measurement to evaluate laser beam quality. Achieved through integration of different hardware and software components. &lt;br&gt;Now available as a pip-installable package.&lt;br&gt;Includes control code for &lt;a href="https://www.ophiropt.com/laser--measurement/beam-profilers/products/Scanning-Slit-Beam-Profiling-with-NanoScan" target="_new"&gt;NanoScan&lt;/a&gt; and &lt;a href="https://dataray.com/collections/beam-profiling-cameras/products/wincamd-ir-bb-broadband-2-to-16-%C2%B5m-mwir-fir-beam-profiler" target="_new"&gt;DataRay WinCamD&lt;/a&gt; beam profilers.</text:p>
          </table:table-cell>
          <table:table-cell office:value-type="string" calcext:value-type="string">
            <text:p>Automatisierte M&amp;sup2; Laserstrahlqualität Messung durch Integration von verschiedenen Hardware- und Softwarekomponenten.&lt;br&gt;Jetzt auch als pip-installierbare Paket verfügbar.&lt;br&gt;Beinhaltet auch Steuerungscode für &lt;a href="https://www.ophiropt.com/laser--measurement/beam-profilers/products/Scanning-Slit-Beam-Profiling-with-NanoScan" target="_new"&gt;NanoScan&lt;/a&gt; und &lt;a href="https://dataray.com/collections/beam-profiling-cameras/products/wincamd-ir-bb-broadband-2-to-16-%C2%B5m-mwir-fir-beam-profiler" target="_new"&gt;DataRay WinCamD&lt;/a&gt; Laserstrahlprofiler.</text:p>
          </table:table-cell>
          <table:table-cell office:value-type="string" calcext:value-type="string">
            <text:p>自动化M&amp;sup2;激光光束品质因数测量系统。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photonLauncher</text:p>
          </table:table-cell>
          <table:table-cell office:value-type="string" calcext:value-type="string">
            <text:p>&lt;ul&gt;&lt;li&gt;Setting up of lab infrastructure and network&lt;/li&gt; &lt;li&gt;Development of automation techniques for data collection through equipment interfacing scripts on Linux&lt;/li&gt;&lt;li&gt;Remote monitoring, experimentation and extraction of data.&lt;/li&gt;&lt;li&gt;Linux system administration&lt;/li&gt;&lt;li&gt;Statistical Correlation of the Photon-Bunching Effect with Silicon Avalanche Photon Detectors.&lt;/li&gt;&lt;/ul&gt;</text:p>
          </table:table-cell>
          <table:table-cell office:value-type="string" calcext:value-type="string">
            <text:p>&lt;ul&gt;&lt;li&gt;Aufbau von Laborinfrastruktur und Netzwerk&lt;/li&gt; &lt;li&gt;Entwicklung von Automationstechniken durch Geräte-Interfacing Skripte &lt;/li&gt;&lt;li&gt;Fernüberwachung und -messung.&lt;/li&gt;&lt;li&gt;Linux Administration&lt;/li&gt;&lt;li&gt;Statistiche Korrelationsanalyse von Photon Bunching mit Silizium Avalanche-Photonendetektoren&lt;/li&gt;&lt;/ul&gt;</text:p>
          </table:table-cell>
          <table:table-cell office:value-type="string" calcext:value-type="string">
            <text:p>&lt;ul&gt;&lt;li&gt;实验室设施与网络建设&lt;/li&gt; &lt;li&gt;自动化实验系统的开发&lt;/li&gt;&lt;li&gt;远程管理与数据采购&lt;/li&gt;&lt;li&gt;Linux 系统管理&lt;/li&gt;&lt;/ul&gt;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onecorpsec</text:p>
          </table:table-cell>
          <table:table-cell office:value-type="string" calcext:value-type="string">
            <text:p>Managed Corporate Secretary System written in Django.&lt;br&gt;A system that manages a database of companies, each with their individual deadlines for documents and forms and sends periodic reminder E-Mails to the person in charge.</text:p>
          </table:table-cell>
          <table:table-cell office:value-type="string" calcext:value-type="string">
            <text:p>Managed Corporate Secretary System, geschrieben in Django.&lt;br&gt;Ein System, das eine Datenbank von Unternehmen verwaltet. Jeder Unternehmen hat sein eigene Fristen und dieses System sendet periodische Erinnerungs-E-Mails an die verantwortlichen Personen. </text:p>
          </table:table-cell>
          <table:table-cell office:value-type="string" calcext:value-type="string">
            <text:p>公司管理系统；截止日期不再错过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LatexBot</text:p>
          </table:table-cell>
          <table:table-cell office:value-type="string" calcext:value-type="string">
            <text:p>Telegram Bot to convert any given LaTeX code in a Telegram Chat into a rendered picture for easy viewing. For privacy reasons, a local LaTeX installation may also be used.</text:p>
          </table:table-cell>
          <table:table-cell office:value-type="string" calcext:value-type="string">
            <text:p>Telegram Bot, um LaTeX Code ins Bild zu konvertieren in einem Telegram Chat. Aus Datenschutzgründen kann man auch das LaTeX system lokal installieren.</text:p>
          </table:table-cell>
          <table:table-cell office:value-type="string" calcext:value-type="string">
            <text:p>Telegram Bot，把你的LaTeX等式呈现为图片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Contact Me!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联系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 office:value-type="string" calcext:value-type="string">
            <text:p>E-Mail</text:p>
          </table:table-cell>
          <table:table-cell office:value-type="string" calcext:value-type="string">
            <text:p>电邮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ciworks</text:p>
          </table:table-cell>
          <table:table-cell office:value-type="string" calcext:value-type="string">
            <text:p>Scientific Works</text:p>
          </table:table-cell>
          <table:table-cell office:value-type="string" calcext:value-type="string">
            <text:p>Wissenschaftliche Arbeiten</text:p>
          </table:table-cell>
          <table:table-cell office:value-type="string" calcext:value-type="string">
            <text:p>科学著作</text:p>
          </table:table-cell>
          <table:table-cell table:number-columns-repeated="16380"/>
        </table:table-row>
        <table:table-row table:style-name="ro7">
          <table:table-cell office:value-type="string" calcext:value-type="string">
            <text:p>BA_name</text:p>
          </table:table-cell>
          <table:table-cell office:value-type="string" calcext:value-type="string">
            <text:p>Construction of a time-averaged crossed optical dipole trap for ultracold &lt;sup&gt;6&lt;/sup&gt;Li atoms</text:p>
          </table:table-cell>
          <table:table-cell office:value-type="string" calcext:value-type="string">
            <text:p>Aufbau einer gekreuzten optischen Dipolfalle für ultrakalte &lt;sup&gt;6&lt;/sup&gt;Li Atome mit zeitlicher Mittelung</text:p>
          </table:table-cell>
          <table:table-cell office:value-type="string" calcext:value-type="string">
            <text:p>Construction of a time-averaged crossed optical dipole trap for ultracold &lt;sup&gt;6&lt;/sup&gt;Li atom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ype_thesis_bach</text:p>
          </table:table-cell>
          <table:table-cell office:value-type="string" calcext:value-type="string">
            <text:p>Bachelor Thesis</text:p>
          </table:table-cell>
          <table:table-cell office:value-type="string" calcext:value-type="string">
            <text:p>Bachelorarbeit</text:p>
          </table:table-cell>
          <table:table-cell office:value-type="string" calcext:value-type="string">
            <text:p>本科毕业论文</text:p>
          </table:table-cell>
          <table:table-cell table:number-columns-repeated="16380"/>
        </table:table-row>
        <table:table-row table:style-name="ro8">
          <table:table-cell office:value-type="string" calcext:value-type="string">
            <text:p>BA_desc</text:p>
          </table:table-cell>
          <table:table-cell office:value-type="string" calcext:value-type="string">
            <text:p><text:span text:style-name="T1">&lt;span class='affiliation'&gt;</text:span>Max Planck Institute of Quantum Optics&lt;/span&gt; Part of the Fermion Quantum Processor (FermiQP) experiment, which aims to use ultracold fermionic &lt;sup&gt;6&lt;/sup&gt;Li atoms to construct a novel combined digital- and analogue quantum processor.</text:p>
          </table:table-cell>
          <table:table-cell office:value-type="string" calcext:value-type="string">
            <text:p>&lt;span class='affiliation'&gt;Max-Planck-Institute für Quantenoptik&lt;/span&gt; Teil des Fermion-Quantenprozessor-Experiments (FermiQP), welches sich zum Ziel gesetzt hat, einen auf ultrakalten neutralen &lt;sup&gt;6&lt;/sup&gt;Li-Atomen basierenden experimentellen Aufbau zu realisieren, der die Funktionen eines digitalen und eines analogen Quantencomputers vereinigt.</text:p>
          </table:table-cell>
          <table:table-cell office:value-type="string" calcext:value-type="string">
            <text:p><text:span text:style-name="T1">&lt;span class='affiliation'&gt;马克斯·普朗克量子光学研究院&lt;/span&gt;费米子量子处理器实验 (FermiQP) 的一部分。实验希望通过使用超冷 &lt;sup&gt;6&lt;/sup&gt;Li 费米子来组合数码和模拟量子计算机的功能，从而</text:span>构建一种新型的量子处理器。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21:24:56.648780164</dc:date>
    <meta:editing-duration>PT2H24M25S</meta:editing-duration>
    <meta:editing-cycles>30</meta:editing-cycles>
    <meta:generator>LibreOffice/7.4.3.2$Linux_X86_64 LibreOffice_project/40$Build-2</meta:generator>
    <meta:document-statistic meta:table-count="1" meta:cell-count="84" meta:object-count="0"/>
  </office:meta>
</office:document-meta>
</file>